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8c612"/>
    </style:style>
    <style:style style:name="P2" style:family="paragraph" style:parent-style-name="Subtitle">
      <style:text-properties fo:language="de" fo:country="DE" officeooo:rsid="0027c1de" officeooo:paragraph-rsid="0028c612"/>
    </style:style>
    <style:style style:name="P3" style:family="paragraph" style:parent-style-name="Kurzzusammenfassung">
      <style:text-properties fo:language="de" fo:country="DE" officeooo:rsid="0027c1de" officeooo:paragraph-rsid="0028c612"/>
    </style:style>
    <style:style style:name="P4" style:family="paragraph" style:parent-style-name="Heading_20_3">
      <style:text-properties officeooo:rsid="0027c1de" officeooo:paragraph-rsid="0028c612"/>
    </style:style>
    <style:style style:name="P5" style:family="paragraph" style:parent-style-name="Heading_20_3">
      <style:text-properties officeooo:paragraph-rsid="0028c612"/>
    </style:style>
    <style:style style:name="P6" style:family="paragraph" style:parent-style-name="Title" style:master-page-name="Standard">
      <style:paragraph-properties style:page-number="auto"/>
      <style:text-properties fo:language="de" fo:country="DE" officeooo:rsid="0027c1de" officeooo:paragraph-rsid="0028c612"/>
    </style:style>
    <style:style style:name="P7" style:family="paragraph" style:parent-style-name="Heading_20_1">
      <style:text-properties officeooo:rsid="0027c1de" officeooo:paragraph-rsid="0028c612"/>
    </style:style>
    <style:style style:name="P8" style:family="paragraph" style:parent-style-name="Heading_20_2">
      <style:text-properties officeooo:rsid="0027c1de" officeooo:paragraph-rsid="0028c612"/>
    </style:style>
    <style:style style:name="P9" style:family="paragraph" style:parent-style-name="Heading_20_2">
      <style:text-properties officeooo:paragraph-rsid="0028c612"/>
    </style:style>
    <style:style style:name="P10" style:family="paragraph" style:parent-style-name="Footer">
      <style:paragraph-properties fo:text-align="center" style:justify-single-word="false"/>
    </style:style>
    <style:style style:name="T1" style:family="text">
      <style:text-properties officeooo:rsid="002a277b"/>
    </style:style>
    <style:style style:name="Sect1" style:family="section">
      <style:section-properties text:dont-balance-text-columns="true"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in toller Titel</text:p>
      <text:p text:style-name="P2">Und dazu noch ein Untertitel</text:p>
      <text:p text:style-name="P3">Lorem ipsum dolor sit amet, consectetur adipiscing elit. Vestibulum consequat mi quis pretium semper. Proin luctus orci ac neque venenatis, quis commodo dolor posuere. Curabitur dignissim sapien quis cursus egestas.</text:p>
      <text:section text:style-name="Sect1" text:name="zweispaltig">
        <text:h text:style-name="P7" text:outline-level="1">Überschrift 1</text:h>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8" text:outline-level="2">Eine Überschrift der Ordnung Nummer 2</text:h>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h text:style-name="P4" text:outline-level="3">Überschrift 3</text:h>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5" text:outline-level="3">Nochmal Überschrift 3</text:h>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8" text:outline-level="2">Überschrift 2</text:h>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7" text:outline-level="1">Überschrift 1</text:h>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h text:style-name="P9" text:outline-level="2"><text:soft-page-break/>Nochmal Überschrift <text:span text:style-name="T1">2</text:span></text:h>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Integer sodales tincidunt tristique. Sed a metus posuere, adipiscing nunc et, viverra odio.</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8" text:outline-level="2">Überschrift 2</text:h>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Praesent tincidunt neque eu pellentesque pharetra. Fusce pellentesque est orci. Praesent tincidunt neque eu pellentesque pharetra. Fusce pellentesque est orci.</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7" text:outline-level="1">Zusammenfassung</text:h>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left="0cm" fo:margin-right="0cm" fo:margin-top="0.423cm" fo:margin-bottom="0.212cm" loext:contextual-spacing="false" fo:text-align="center" style:justify-single-word="false" fo:hyphenation-ladder-count="no-limit" style:register-true="false" fo:text-indent="0cm" style:auto-text-indent="false" style:page-number="auto" style:shadow="none" fo:keep-with-next="always">
        <style:tab-stops/>
      </style:paragraph-properties>
      <style:text-properties style:font-name="EB Garamond SC 12" fo:font-family="'EB Garamond SC 12'" style:font-style-name="12 Regular" style:font-pitch="variable" fo:font-size="130%" style:font-size-asian="10.5pt" fo:hyphenate="true" fo:hyphenation-remain-char-count="5" fo:hyphenation-push-char-count="7"/>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orphans="2" fo:widows="2" style:register-true="true" fo:text-indent="0cm" style:auto-text-indent="true" style:page-number="auto" style:shadow="none"/>
      <style:text-properties style:font-name="EB Garamond 12" fo:font-family="'EB Garamond 12'" style:font-style-name="12 Regular" style:font-pitch="variable"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ab-stops/>
      </style:paragraph-properties>
      <style:text-properties fo:font-size="120%"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align="center" style:justify-single-word="false" fo:text-indent="0cm" style:auto-text-indent="false" style:page-number="auto"/>
      <style:text-properties fo:font-size="13.6499996185303pt" style:font-size-asian="10.5pt"/>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77%" fo:font-weight="normal"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size-asian="10.5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Text_20_body" style:next-style-name="Subtitle" style:class="chapter" style:master-page-name="">
      <style:paragraph-properties fo:margin-left="0cm" fo:margin-right="0cm" fo:margin-top="0cm" fo:margin-bottom="0.3cm" loext:contextual-spacing="true" fo:text-align="center" style:justify-single-word="false" style:register-true="false" fo:text-indent="0cm" style:auto-text-indent="false" style:page-number="auto"/>
      <style:text-properties style:font-name="EB Garamond SC 12" fo:font-family="'EB Garamond SC 12'" style:font-style-name="12 Regular" style:font-pitch="variable" fo:font-size="200%" style:font-size-asian="10.5pt"/>
    </style:style>
    <style:style style:name="Subtitle" style:family="paragraph" style:parent-style-name="Title" style:next-style-name="Kurzzusammenfassung" style:class="chapter" style:master-page-name="">
      <style:paragraph-properties fo:text-align="center" style:justify-single-word="false" style:page-number="auto"/>
      <style:text-properties style:font-name="EB Garamond 121" fo:font-family="'EB Garamond 12'" style:font-style-name="12 Italic" style:font-pitch="variable" fo:font-size="55%"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fo:font-size="10.5pt" style:font-size-asian="10.5pt"/>
    </style:style>
    <style:style style:name="Textkörper_20_Prosa" style:display-name="Textkörper Prosa" style:family="paragraph" style:parent-style-name="Text_20_body">
      <style:text-properties fo:font-size="10.5pt"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fo:font-size="10.5pt"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top="0cm" fo:margin-bottom="0.199cm" loext:contextual-spacing="true" fo:text-align="center" style:justify-single-word="false" style:page-number="auto" fo:keep-with-next="always"/>
      <style:text-properties fo:font-size="10.5pt"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Kurzzusammenfassung" style:family="paragraph" style:parent-style-name="Text_20_body" style:master-page-name="">
      <style:paragraph-properties fo:margin-left="0cm" fo:margin-right="0cm" fo:margin-top="0cm" fo:margin-bottom="0.3cm" loext:contextual-spacing="true" fo:text-align="center" style:justify-single-word="false" style:register-true="false" fo:text-indent="0cm" style:auto-text-indent="false" style:page-number="auto"/>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section text:style-name="MSect1" text:name="Fußzeile" text:condition="ooow:PAGE==1" text:display="condition">
          <text:p text:style-name="MP1"><text:page-number text:select-page="current">0</text:page-number></text:p>
        </text:section>
        <text:p text:style-name="MP1"/>
      </style:footer>
    </style:master-page>
    <style:master-page style:name="First_20_Page" style:display-name="First Page" style:page-layout-name="Mpm2" style:next-style-name="Standard">
      <style:footer>
        <text:p text:style-name="MP1"><text:page-number text:select-page="current">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02:37:05.314542127</meta:creation-date>
    <dc:title>Standard zweispaltig Garamond</dc:title>
    <meta:editing-duration>PT50S</meta:editing-duration>
    <meta:editing-cycles>3</meta:editing-cycles>
    <meta:generator>LibreOffice/4.3.3.2$Linux_x86 LibreOffice_project/430m0$Build-2</meta:generator>
    <meta:initial-creator>Michael Fiedler</meta:initial-creator>
    <dc:date>2016-02-29T19:22:25.417905169</dc:date>
    <dc:creator>Michael Fiedler</dc:creator>
    <meta:document-statistic meta:table-count="0" meta:image-count="0" meta:object-count="0" meta:page-count="2" meta:paragraph-count="35" meta:word-count="1760" meta:character-count="12164" meta:non-whitespace-character-count="10439"/>
    <meta:template xlink:type="simple" xlink:actuate="onRequest" xlink:title="Standard zweispaltig Garamond" xlink:href="../../../../../.config/libreoffice/4/user/template/Standard/Standard_zweispaltig_Garamond.ott" meta:date="2016-02-29T19:22:09.479854345"/>
  </office:meta>
</office:document-meta>
</file>